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8cm" fo:margin-left="0.056cm" table:align="left" style:writing-mode="lr-tb"/>
    </style:style>
    <style:style style:name="Tabela1.A" style:family="table-column">
      <style:table-column-properties style:column-width="2.485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cm" fo:border-left="0.018cm solid #808080" fo:border-right="none" fo:border-top="0.018cm solid #808080" fo:border-bottom="0.018cm solid #808080" style:writing-mode="lr-tb"/>
    </style:style>
    <style:style style:name="Tabela1.D1" style:family="table-cell">
      <style:table-cell-properties style:vertical-align="middle" fo:padding="0cm" fo:border="0.018cm solid #808080" style:writing-mode="lr-tb"/>
    </style:style>
    <style:style style:name="Tabela1.A2" style:family="table-cell">
      <style:table-cell-properties style:vertical-align="middle" fo:padding="0cm" fo:border-left="0.018cm solid #808080" fo:border-right="none" fo:border-top="none" fo:border-bottom="0.018cm solid #808080" style:writing-mode="lr-tb"/>
    </style:style>
    <style:style style:name="Tabela1.D2" style:family="table-cell">
      <style:table-cell-properties style:vertical-align="middle" fo:padding="0cm" fo:border-left="0.018cm solid #808080" fo:border-right="0.018cm solid #808080" fo:border-top="none" fo:border-bottom="0.018cm solid #80808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9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0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15%"/>
    </style:style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paragraph-properties fo:margin-top="0.494cm" fo:margin-bottom="0.494cm"/>
      <style:text-properties fo:color="#000000"/>
    </style:style>
    <style:style style:name="P16" style:family="paragraph" style:parent-style-name="Text_20_body">
      <style:paragraph-properties fo:margin-top="0.194cm" fo:margin-bottom="0.194cm"/>
      <style:text-properties fo:color="#000000"/>
    </style:style>
    <style:style style:name="P17" style:family="paragraph" style:parent-style-name="Text_20_body">
      <style:paragraph-properties fo:margin-top="0.194cm" fo:margin-bottom="0.194cm" fo:text-align="justify" style:justify-single-word="false"/>
      <style:text-properties fo:color="#000000"/>
    </style:style>
    <style:style style:name="P18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 style:font-name-complex="Arial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1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 style:list-style-name="WW8Num5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24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/>
    </style:style>
    <style:style style:name="P25" style:family="paragraph" style:parent-style-name="Text_20_body" style:list-style-name="WW8Num8">
      <style:paragraph-properties fo:margin-left="1.905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6" style:family="paragraph" style:parent-style-name="Text_20_body" style:list-style-name="WW8Num11">
      <style:paragraph-properties fo:margin-top="0cm" fo:margin-bottom="0cm" fo:text-align="justify" style:justify-single-word="false">
        <style:tab-stops/>
      </style:paragraph-properties>
      <style:text-properties fo:color="#000000"/>
    </style:style>
    <style:style style:name="P27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 table:style-name="Tabela1.1">
          <table:table-cell table:style-name="Tabela1.A2" office:value-type="string">
            <text:p text:style-name="P8">14/10/09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10">Primeira versão do caso de uso Exibir Estabelecimento</text:p>
          </table:table-cell>
          <table:table-cell table:style-name="Tabela1.D2" office:value-type="string">
            <text:p text:style-name="P11">Thaiz Cabral</text:p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12">Exibir Estabelecimento</text:p>
      <text:h text:style-name="P27" text:outline-level="1">Breve Descrição</text:h>
      <text:p text:style-name="P13"><text:span text:style-name="T2">Este caso de uso permite exibição da lista de Estabelecimentos cadastrados no Food Delivery Web.</text:span> </text:p>
      <text:h text:style-name="P27" text:outline-level="1">Referências </text:h>
      <text:p text:style-name="P15">Não há</text:p>
      <text:h text:style-name="P27" text:outline-level="1">Atores</text:h>
      <text:p text:style-name="P15">Cliente </text:p>
      <text:h text:style-name="P27" text:outline-level="1">Pré-condições</text:h>
      <text:p text:style-name="P14">Não há</text:p>
      <text:h text:style-name="P27" text:outline-level="1">Fluxos de Eventos</text:h>
      <text:h text:style-name="Heading_20_2" text:outline-level="2">Fluxo Básico</text:h>
      <text:p text:style-name="P14">Este caso de uso começa quando o ator seleciona a opção Restaurantes no menu:</text:p>
      <text:p text:style-name="P17">1. O sistema apresenta a lista dos estabelecimentos cadastrados com a opção de visualizar detalhes e também as opções Buscar por CEP e Buscar por Nome;</text:p>
      <text:p text:style-name="P16">2. O caso de uso se encerra.</text:p>
      <text:h text:style-name="Heading_20_2" text:outline-level="2">Fluxos Alternativos</text:h>
      <text:p text:style-name="P18">A1 – Busca por CEP</text:p>
      <text:p text:style-name="P15">No passo 1 do fluxo básico:</text:p>
      <text:list xml:id="list38306343" text:style-name="WW8Num5">
        <text:list-item>
          <text:list>
            <text:list-item>
              <text:list>
                <text:list-item>
                  <text:p text:style-name="P23">O ator clica em Buscar por CEP;</text:p>
                </text:list-item>
                <text:list-item>
                  <text:p text:style-name="P23">O ator informa o CEP na caixa de pesquisa;</text:p>
                </text:list-item>
                <text:list-item>
                  <text:p text:style-name="P23">O ator clica em Buscar Restaurantes; </text:p>
                </text:list-item>
                <text:list-item>
                  <text:p text:style-name="P23"><text:soft-page-break/>O sistema exibe a lista de restaurantes correspondentes ao CEP digitado ordenados em ordem alfabética;</text:p>
                </text:list-item>
                <text:list-item>
                  <text:p text:style-name="P23">O ator seleciona um restaurante na listagem e clica em Ver detalhes;</text:p>
                </text:list-item>
                <text:list-item>
                  <text:p text:style-name="P23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3">O ator clica em Retornar para Busca;</text:p>
                </text:list-item>
                <text:list-item>
                  <text:p text:style-name="P23">O sistema retorna ao passo 4 do fluxo alternativo A1 - Busca por CEP.</text:p>
                </text:list-item>
              </text:list>
            </text:list-item>
          </text:list>
        </text:list-item>
      </text:list>
      <text:p text:style-name="P24">A2 – Busca por Nome</text:p>
      <text:p text:style-name="P21">No passo 1 do fluxo básico:</text:p>
      <text:list xml:id="list38277084" text:style-name="WW8Num8">
        <text:list-item>
          <text:list>
            <text:list-item>
              <text:list>
                <text:list-item>
                  <text:p text:style-name="P25">O ator clica em Buscar por Nome;</text:p>
                </text:list-item>
                <text:list-item>
                  <text:p text:style-name="P25">O ator digita parte do nome do estabelecimento;</text:p>
                </text:list-item>
                <text:list-item>
                  <text:p text:style-name="P25">O ator clica em Buscar Restaurantes;</text:p>
                </text:list-item>
                <text:list-item>
                  <text:p text:style-name="P25">O sistema exibe a lista de restaurantes correspondentes ao valor digitado ordenados em ordem alfabética;</text:p>
                </text:list-item>
                <text:list-item>
                  <text:p text:style-name="P25">O ator seleciona um restaurante na listagem e clica em Visualizar detalhes;</text:p>
                </text:list-item>
                <text:list-item>
                  <text:p text:style-name="P25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5">O ator clica em Retornar para Busca;</text:p>
                </text:list-item>
                <text:list-item>
                  <text:p text:style-name="P25">O sistema retorna ao passo 4 do fluxo alternativo A2 – Busca por Nome.</text:p>
                </text:list-item>
              </text:list>
            </text:list-item>
          </text:list>
        </text:list-item>
      </text:list>
      <text:p text:style-name="P19"/>
      <text:p text:style-name="P20">A3 – Visualizar Detalhes</text:p>
      <text:p text:style-name="P21">No passo 1 do fluxo básico:</text:p>
      <text:list xml:id="list38276780" text:style-name="WW8Num11">
        <text:list-item>
          <text:list>
            <text:list-item>
              <text:list>
                <text:list-item>
                  <text:p text:style-name="P26">O ator seleciona um estabelecimento e clica em Visualizar Detalhes;</text:p>
                </text:list-item>
                <text:list-item>
                  <text:p text:style-name="P26">O sistema exibe tela contendo os detalhes do estabelecimento: Nome completo, Endereço, Slogan, tempo de entrega, custo de entrega, formas de pagamento aceitas, dias de funcionamento e horário de abertura;</text:p>
                </text:list-item>
                <text:list-item>
                  <text:p text:style-name="P26">O ator clica em Retornar para Página Principal;</text:p>
                </text:list-item>
                <text:list-item>
                  <text:p text:style-name="P26">O sistema retorna ao passo 1 do fluxo básico.</text:p>
                </text:list-item>
              </text:list>
            </text:list-item>
          </text:list>
        </text:list-item>
      </text:list>
      <text:p text:style-name="P19"/>
      <text:p text:style-name="P19"/>
      <text:h text:style-name="P27" text:outline-level="1">Pontos de Extensão</text:h>
      <text:p text:style-name="Text_20_body">Não há</text:p>
      <text:h text:style-name="P27" text:outline-level="1">Casos de Uso Incluídos</text:h>
      <text:h text:style-name="P27" text:outline-level="1">Pós-Condições</text:h>
      <text:h text:style-name="P27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line-height-at-least="0.176cm" fo:text-indent="1.199cm" style:auto-text-indent="false"/>
      <style:text-properties style:font-name="Tahoma" fo:font-size="10pt" style:font-size-asian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499cm" fo:margin-bottom="0.499cm" fo:text-indent="0.499cm" style:auto-text-indent="false" fo:keep-with-next="always"/>
      <style:text-properties style:font-name="Verdana" fo:font-size="11pt" fo:font-weight="bold" style:font-size-asian="11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left="0cm" fo:margin-right="0cm" fo:margin-top="0.106cm" fo:margin-bottom="0.423cm" fo:text-indent="0.499cm" style:auto-text-indent="false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4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3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Default_20_Paragraph_20_Font" style:display-name="Default Paragraph Font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71cm" fo:margin-left="0cm" fo:margin-right="0cm" fo:margin-bottom="0.37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.501cm" fo:margin-left="2.501cm" fo:margin-right="2.501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-and-extension">UC11 - Exibir Estabelecimentos.odt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9-10-15T15:30:00</meta:creation-date>
    <dc:creator>Thaiz Rondam</dc:creator>
    <dc:date>2009-10-17T18:19:21.39</dc:date>
    <meta:editing-cycles>4</meta:editing-cycles>
    <meta:editing-duration>PT00H32M33S</meta:editing-duration>
    <meta:generator>BrOffice.org/3.1$Win32 OpenOffice.org_project/310m19$Build-9420</meta:generator>
    <meta:document-statistic meta:table-count="1" meta:image-count="0" meta:object-count="0" meta:page-count="2" meta:paragraph-count="58" meta:word-count="445" meta:character-count="2534"/>
    <meta:user-defined meta:name="ReqProMenus" meta:value-type="boolean">false</meta:user-defined>
  </office:meta>
</office:document-meta>
</file>